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455cm" fo:min-width="3.74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172cm" fo:min-width="3.74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171cm" fo:min-width="3.74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17cm" fo:min-width="3.74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453cm" fo:min-width="3.74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174cm" fo:min-width="3.74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534cm" fo:min-width="3.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22cm" fo:min-width="3.5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221cm" fo:min-width="3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219cm" fo:min-width="3.5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5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199cm" fo:min-width="3.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3.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4cm" svg:height="0.705cm" svg:x="5.755cm" svg:y="4.658cm">
          <text:p text:style-name="P1">Coac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5.755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5.755cm" svg:y="5.332cm">
          <text:p text:style-name="P1">String nat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5.755cm" svg:y="5.83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4cm" svg:height="0.705cm" svg:x="1.25cm" svg:y="4.658cm">
          <text:p text:style-name="P1">Joueu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.25cm" svg:y="5.78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5.363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.25cm" svg:y="5.785cm">
          <text:p text:style-name="P1">Float k/d ;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6.158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4cm" svg:height="0.703cm" svg:x="1.25cm" svg:y="1.547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4cm" svg:height="0.424cm" svg:x="1.25cm" svg:y="2.37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2.799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4cm" svg:height="0.424cm" svg:x="1.25cm" svg:y="2.375cm">
          <text:p text:style-name="P1">String pseudo ;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2.799cm">
          <text:p text:style-name="P1">Int age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4cm" svg:height="0.705cm" svg:x="10.26cm" svg:y="4.65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String email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String passwor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6.578cm">
          <text:p text:style-name="P1">Int id ;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.84cm" svg:y1="3.29cm" svg:x2="2.84cm" svg:y2="4.588cm">
          <text:p/>
        </draw:line>
        <draw:line draw:style-name="gr8" draw:text-style-name="P4" draw:layer="layout" svg:x1="3.635cm" svg:y1="3.29cm" svg:x2="6.815cm" svg:y2="4.588cm">
          <text:p/>
        </draw:line>
        <draw:line draw:style-name="gr9" draw:text-style-name="P4" draw:layer="layout" svg:x1="4.96cm" svg:y1="3.29cm" svg:x2="11.32cm" svg:y2="4.588cm">
          <text:p/>
        </draw:line>
        <draw:custom-shape draw:style-name="gr10" draw:text-style-name="P2" draw:layer="layout" svg:width="4cm" svg:height="0.784cm" svg:x="1.25cm" svg:y="8cm">
          <text:p text:style-name="P1">Equip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.25cm" svg:y="8.78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.25cm" svg:y="9.25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9.7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.25cm" svg:y="8.784cm">
          <text:p text:style-name="P1">Int coach ;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.25cm" svg:y="9.254cm">
          <text:p text:style-name="P1"> Joueur joueur[5]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9.725cm">
          <text:p text:style-name="P1">String nom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0.138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0.607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1.099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784cm" svg:x="5.75cm" svg:y="8cm">
          <text:p text:style-name="P1">Match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8.78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5.75cm" svg:y="9.25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9.7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8.784cm">
          <text:p text:style-name="P1">Equipe eq1 ;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5.75cm" svg:y="9.254cm">
          <text:p text:style-name="P1"> Equipe eq2 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9.725cm">
          <text:p text:style-name="P1">Tournois tour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10.138cm">
          <text:p text:style-name="P1">String date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10.629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784cm" svg:x="10.25cm" svg:y="8cm">
          <text:p text:style-name="P1">Tournoi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0.25cm" svg:y="8.78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0.25cm" svg:y="9.25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0.25cm" svg:y="8.784cm">
          <text:p text:style-name="P1"> String date_start 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0.25cm" svg:y="9.255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0.25cm" svg:y="10.2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1.25cm" svg:y="11.845cm">
          <text:p text:style-name="P1">Paris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2.59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0.45cm" svg:x="1.25cm" svg:y="13.04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3.494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2.595cm">
          <text:p text:style-name="P1">Float valeur;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0.45cm" svg:x="1.25cm" svg:y="13.044cm">
          <text:p text:style-name="P1">Float cote 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3.494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5.5cm" svg:y="15.797cm">
          <text:p text:style-name="P1">ParisResult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6.547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6.512cm">
          <text:p text:style-name="P1">result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7.051cm">
          <text:p text:style-name="P1">equipe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1.25cm" svg:y="15.797cm">
          <text:p text:style-name="P1">ParisScor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547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997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547cm">
          <text:p text:style-name="P1">Int score1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997cm">
          <text:p text:style-name="P1">Int score2 ;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cm" svg:y1="14.018cm" svg:x2="2cm" svg:y2="15.796cm">
          <text:p/>
        </draw:line>
        <draw:line draw:style-name="gr18" draw:text-style-name="P4" draw:layer="layout" svg:x1="3.75cm" svg:y1="14.018cm" svg:x2="6.5cm" svg:y2="15.796cm">
          <text:p/>
        </draw:line>
        <draw:custom-shape draw:style-name="gr1" draw:text-style-name="P2" draw:layer="layout" svg:width="4.24cm" svg:height="0.705cm" svg:x="10.26cm" svg:y="4.65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Float voidCoin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String email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String passwor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6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0.25cm" svg:y="9.78cm">
          <text:p text:style-name="P1">String nom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7cm">
          <text:p text:style-name="P1">String pseudo ;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2a6099" draw:marker-start-width="0.2cm" draw:marker-start-center="false" draw:marker-end-width="0.2cm" draw:marker-end-center="false" draw:fill="solid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5:12:08.850539357</meta:creation-date>
    <dc:date>2025-03-13T09:19:43.597991144</dc:date>
    <meta:editing-duration>PT1H19M48S</meta:editing-duration>
    <meta:editing-cycles>17</meta:editing-cycles>
    <meta:generator>LibreOffice/24.8.4.2$Linux_X86_64 LibreOffice_project/480$Build-2</meta:generator>
    <meta:document-statistic meta:object-count="78"/>
  </office:meta>
</office:document-meta>
</file>